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orphans="2" fo:widows="2" style:writing-mode="lr-tb"/>
    </style:style>
    <style:style style:name="P2" style:family="paragraph" style:parent-style-name="Heading_20_1" style:master-page-name="Standard">
      <style:paragraph-properties fo:margin-top="0.847cm" fo:margin-bottom="0cm" style:page-number="auto"/>
    </style:style>
    <style:style style:name="T1" style:family="text">
      <style:text-properties style:font-name-asian="Cambria" style:font-name-complex="Cambria"/>
    </style:style>
    <style:style style:name="T2" style:family="text">
      <style:text-properties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is<text:span text:style-name="T1"> </text:span>is<text:span text:style-name="T1"> </text:span>the<text:span text:style-name="T1"> </text:span>title<text:span text:style-name="T1"> </text:span>of<text:span text:style-name="T1"> </text:span>an Open Document or Open XML document!</text:h>
      <text:p text:style-name="Standard"/>
      <text:p text:style-name="Standard">The<text:span text:style-name="T2"> </text:span>document</text:p>
      <text:p text:style-name="Standard">has<text:span text:style-name="T2"> </text:span>new<text:span text:style-name="T2"> </text:span>lines.</text:p>
      <text:h text:style-name="Heading_20_2" text:outline-level="2">And<text:span text:style-name="T1"> </text:span>paragraphs<text:span text:style-name="T1"> </text:span>(this<text:span text:style-name="T1"> </text:span>is<text:span text:style-name="T1"> </text:span>the<text:span text:style-name="T1"> </text:span>title<text:span text:style-name="T1"> </text:span>of<text:span text:style-name="T1"> </text:span>the<text:span text:style-name="T1"> </text:span>first<text:span text:style-name="T1"> </text:span>one).</text:h>
      <text:p text:style-name="Standard"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text:span text:style-name="T2"> </text:span>Content<text:span text:style-name="T2"> </text:span>of<text:span text:style-name="T2"> </text:span>the<text:span text:style-name="T2"> </text:span>first<text:span text:style-name="T2"> </text:span>paragraph.</text:p>
      <text:p text:style-name="Standard"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text:span text:style-name="T2"> </text:span>Second<text:span text:style-name="T2"> </text:span>part<text:span text:style-name="T2"> </text:span>of<text:span text:style-name="T2"> </text:span>the<text:span text:style-name="T2"> </text:span>first<text:span text:style-name="T2"> </text:span>paragraph.</text:p>
      <text:p text:style-name="Standard"/>
      <text:p text:style-name="Standard">Third<text:span text:style-name="T2"> </text:span>part.</text:p>
      <text:h text:style-name="Heading_20_2" text:outline-level="2">Second<text:span text:style-name="T1"> </text:span>paragraph:<text:span text:style-name="T1"> </text:span>lets<text:span text:style-name="T1"> </text:span>talk<text:span text:style-name="T1"> </text:span>about<text:span text:style-name="T1"> </text:span>cinema.</text:h>
      <text:p text:style-name="Standard">La<text:span text:style-name="T2"> </text:span>Strada<text:span text:style-name="T2"> </text:span>(English:<text:span text:style-name="T2"> </text:span>The<text:span text:style-name="T2"> </text:span>Road)<text:span text:style-name="T2"> </text:span>is<text:span text:style-name="T2"> </text:span>a<text:span text:style-name="T2"> </text:span>1954<text:span text:style-name="T2"> </text:span>Italian<text:span text:style-name="T2"> </text:span>drama<text:span text:style-name="T2"> </text:span>film<text:span text:style-name="T2"> </text:span>directed<text:span text:style-name="T2"> </text:span>by<text:span text:style-name="T2"> </text:span>Federico<text:span text:style-name="T2"> </text:span>Fellini<text:span text:style-name="T2"> </text:span>and<text:span text:style-name="T2"> </text:span>starring<text:span text:style-name="T2"> </text:span>Anthony<text:span text:style-name="T2"> </text:span>Quinn,<text:span text:style-name="T2"> </text:span>Giulietta<text:span text:style-name="T2"> </text:span>Masina,<text:span text:style-name="T2"> </text:span>and<text:span text:style-name="T2"> </text:span>Richard<text:span text:style-name="T2"> </text:span>Basehart.<text:span text:style-name="T2"> </text:span>Written<text:span text:style-name="T2"> </text:span>by<text:span text:style-name="T2"> </text:span>Fellini,<text:span text:style-name="T2"> </text:span>Tullio<text:span text:style-name="T2"> </text:span>Pinelli,<text:span text:style-name="T2"> </text:span>and<text:span text:style-name="T2"> </text:span>Ennio<text:span text:style-name="T2"> </text:span>Flaiano,<text:span text:style-name="T2"> </text:span>the<text:span text:style-name="T2"> </text:span>film<text:span text:style-name="T2"> </text:span>is<text:span text:style-name="T2"> </text:span>about<text:span text:style-name="T2"> </text:span>a<text:span text:style-name="T2"> </text:span>naïve<text:span text:style-name="T2"> </text:span>young<text:span text:style-name="T2"> </text:span>woman<text:span text:style-name="T2"> </text:span>who<text:span text:style-name="T2"> </text:span>is<text:span text:style-name="T2"> </text:span>sold<text:span text:style-name="T2"> </text:span>to<text:span text:style-name="T2"> </text:span>a<text:span text:style-name="T2"> </text:span>brutish<text:span text:style-name="T2"> </text:span>man<text:span text:style-name="T2"> </text:span>who<text:span text:style-name="T2"> </text:span>takes<text:span text:style-name="T2"> </text:span>her<text:span text:style-name="T2"> </text:span>on<text:span text:style-name="T2"> </text:span>the<text:span text:style-name="T2"> </text:span>road<text:span text:style-name="T2"> </text:span>as<text:span text:style-name="T2"> </text:span>part<text:span text:style-name="T2"> </text:span>of<text:span text:style-name="T2"> </text:span>his<text:span text:style-name="T2"> </text:span>itinerant<text:span text:style-name="T2"> </text:span>show.<text:span text:style-name="T2"> </text:span>La<text:span text:style-name="T2"> </text:span>Strada<text:span text:style-name="T2"> </text:span>won<text:span text:style-name="T2"> </text:span>the<text:span text:style-name="T2"> </text:span>Academy<text:span text:style-name="T2"> </text:span>Award<text:span text:style-name="T2"> </text:span>for<text:span text:style-name="T2"> </text:span>Best<text:span text:style-name="T2"> </text:span>Foreign<text:span text:style-name="T2"> </text:span>Language<text:span text:style-name="T2"> </text:span>Film<text:span text:style-name="T2"> </text:span>in<text:span text:style-name="T2"> </text:span>1956,<text:span text:style-name="T2"> </text:span>the<text:span text:style-name="T2"> </text:span>first<text:span text:style-name="T2"> </text:span>presented<text:span text:style-name="T2"> </text:span>in<text:span text:style-name="T2"> </text:span>that<text:span text:style-name="T2"> </text:span>category.</text:p>
      <text:p text:style-name="Standard"/>
      <text:p text:style-name="Standard">Text<text:span text:style-name="T2"> </text:span>after<text:span text:style-name="T2"> </text:span>2<text:span text:style-name="T2"> </text:span>new<text:span text:style-name="T2"> </text:span>lines.</text:p>
      <text:p text:style-name="Standard"/>
      <text:h text:style-name="Heading_20_2" text:outline-level="2">Now<text:span text:style-name="T1"> </text:span>lets<text:span text:style-name="T1"> </text:span>play<text:span text:style-name="T1"> </text:span>with<text:span text:style-name="T1"> </text:span>accents.</text:h>
      <text:p text:style-name="Standard">E<text:span text:style-name="T2"> </text:span>accent<text:span text:style-name="T2"> </text:span>aigu<text:span text:style-name="T2"> </text:span>:<text:span text:style-name="T2"> </text:span>é</text:p>
      <text:p text:style-name="Standard">E<text:span text:style-name="T2"> </text:span>accent<text:span text:style-name="T2"> </text:span>grave<text:span text:style-name="T2"> </text:span>:<text:span text:style-name="T2"> </text:span>è</text:p>
      <text:p text:style-name="Standard">E<text:span text:style-name="T2"> </text:span>accent<text:span text:style-name="T2"> </text:span>circonflexe<text:span text:style-name="T2"> </text:span>:<text:span text:style-name="T2"> </text:span>ê</text:p>
      <text:p text:style-name="Standard">E<text:span text:style-name="T2"> </text:span>tréma<text:span text:style-name="T2"> </text:span>:<text:span text:style-name="T2"> </text:span>ë</text:p>
      <text:p text:style-name="Standard">Et<text:span text:style-name="T2"> </text:span>bien<text:span text:style-name="T2"> </text:span>d'autres<text:span text:style-name="T2"> </text:span>encore<text:span text:style-name="T2"> </text:span>:<text:span text:style-name="T2"> </text:span>&amp;~#{[|`\çà@]}<text:span text:style-name="T2">”</text:span>()'-_=+$*ù%/§!:;,?.&lt;&gt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Taillefer</meta:initial-creator>
    <meta:creation-date>2012-05-14T19:08:04</meta:creation-date>
    <meta:generator>LibreOffice/3.4$Unix LibreOffice_project/340m1$Build-402</meta:generator>
    <dc:date>2012-05-15T11:23:56</dc:date>
    <dc:creator>Antoine Taillefer</dc:creator>
    <meta:editing-duration>PT2M36S</meta:editing-duration>
    <meta:editing-cycles>4</meta:editing-cycles>
    <meta:document-statistic meta:table-count="0" meta:image-count="0" meta:object-count="0" meta:page-count="1" meta:paragraph-count="16" meta:word-count="239" meta:character-count="1380" meta:non-whitespace-character-count="1157"/>
  </office:meta>
</office:document-meta>
</file>